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middle" draw:auto-grow-height="false" fo:min-height="1.046cm" fo:min-width="18.546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svg:stroke-width="0cm" svg:stroke-color="#000000" draw:marker-start="Component" draw:marker-start-width="0.35cm" draw:marker-start-center="false" draw:marker-end="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615cm" fo:min-width="9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5.448cm" fo:min-width="18.448cm" fo:padding-top="0.151cm" fo:padding-bottom="0.151cm" fo:padding-left="0.276cm" fo:padding-right="0.276cm" loext:decorative="false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585cm" fo:min-width="5.7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585cm" fo:min-width="5.7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Square_20_45_20_unfilled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lue-point draw:id="4" svg:x="3cm" svg:y="-5cm"/>
          <draw:glue-point draw:id="5" svg:x="1cm" svg:y="-5cm"/>
          <draw:glue-point draw:id="6" svg:x="-1cm" svg:y="-5cm"/>
          <draw:glue-point draw:id="7" svg:x="-3cm" svg:y="-5cm"/>
          <draw:glue-point draw:id="8" svg:x="-5cm" svg:y="-2.5cm"/>
          <draw:glue-point draw:id="9" svg:x="-5cm" svg:y="2.5cm"/>
          <draw:glue-point draw:id="10" svg:x="-3cm" svg:y="5cm"/>
          <draw:glue-point draw:id="11" svg:x="-1cm" svg:y="5cm"/>
          <draw:glue-point draw:id="12" svg:x="1cm" svg:y="5cm"/>
          <draw:glue-point draw:id="13" svg:x="3cm" svg:y="5cm"/>
          <draw:glue-point draw:id="14" svg:x="5cm" svg:y="2.5cm"/>
          <draw:glue-point draw:id="15" svg:x="5cm" svg:y="-2.5cm"/>
          <draw:glue-point draw:id="16" svg:x="3.684cm" svg:y="-5.216cm"/>
          <draw:custom-shape draw:style-name="gr2" draw:text-style-name="P2" xml:id="id1" draw:id="id1" draw:layer="layout" svg:width="19cm" svg:height="1.25cm" svg:x="1cm" svg:y="1cm">
            <draw:glue-point draw:id="4" svg:x="1cm" svg:y="5cm"/>
            <draw:glue-point draw:id="5" svg:x="3cm" svg:y="5cm"/>
            <draw:glue-point draw:id="6" svg:x="-1cm" svg:y="5cm"/>
            <draw:glue-point draw:id="7" svg:x="-3cm" svg:y="5cm"/>
            <draw:glue-point draw:id="8" svg:x="-5cm" svg:y="2.5cm"/>
            <draw:glue-point draw:id="9" svg:x="-5cm" svg:y="-2.5cm"/>
            <draw:glue-point draw:id="10" svg:x="-3cm" svg:y="-5cm"/>
            <draw:glue-point draw:id="11" svg:x="-1cm" svg:y="-5cm"/>
            <draw:glue-point draw:id="12" svg:x="1cm" svg:y="-5cm"/>
            <draw:glue-point draw:id="13" svg:x="3cm" svg:y="-5cm"/>
            <draw:glue-point draw:id="14" svg:x="5cm" svg:y="-2.5cm"/>
            <draw:glue-point draw:id="15" svg:x="5cm" svg:y="2.5cm"/>
            <draw:glue-point draw:id="16" svg:x="-0.47cm" svg:y="0.277cm" draw:align="top-right"/>
            <draw:glue-point draw:id="17" svg:x="-0.47cm" svg:y="0.527cm" draw:align="top-right"/>
            <text:p text:style-name="P1"><text:span text:style-name="T1">i2c_service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draw:type="line" svg:x1="19.53cm" svg:y1="1.277cm" svg:x2="19.53cm" svg:y2="1.527cm" draw:start-shape="id1" draw:start-glue-point="16" draw:end-shape="id1" draw:end-glue-point="17" svg:d="M19530 1277v250" svg:viewBox="0 0 1 251">
            <text:p/>
          </draw:connector>
        </draw:g>
        <draw:g draw:style-name="gr1" xml:id="id2" draw:id="id2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3.876cm" svg:y="3.406cm"/>
          <draw:glue-point draw:id="19" svg:x="-4.887cm" svg:y="-2.475cm"/>
          <draw:glue-point draw:id="20" svg:x="5.03cm" svg:y="-2.475cm"/>
          <draw:glue-point draw:id="21" svg:x="-5cm" svg:y="-2.475cm"/>
          <draw:glue-point draw:id="22" svg:x="5cm" svg:y="-1.443cm"/>
          <draw:glue-point draw:id="23" svg:x="5cm" svg:y="1.318cm"/>
          <draw:glue-point draw:id="24" svg:x="4.947cm" svg:y="-3.03cm"/>
          <draw:glue-point draw:id="25" svg:x="4.947cm" svg:y="-1.691cm"/>
          <draw:glue-point draw:id="26" svg:x="-1.421cm" svg:y="0.538cm"/>
          <draw:glue-point draw:id="27" svg:x="-4.947cm" svg:y="-2.011cm"/>
          <draw:custom-shape draw:style-name="gr4" draw:text-style-name="P5" draw:layer="layout" svg:width="9.5cm" svg:height="1.153cm" svg:x="6.45cm" svg:y="7.023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&lt;&lt;singleton&gt;&gt;</text:span></text:p>
            <text:p text:style-name="P4"><text:span text:style-name="T2">I2C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9.5cm" svg:height="1.824cm" svg:x="6.45cm" svg:y="8.176cm">
            <text:p text:style-name="P6"><text:span text:style-name="T3">- SMBus()</text:span></text:p>
            <text:p text:style-name="P6"><text:span text:style-name="T3">- Threading.Lock()</text:span></text:p>
            <text:p text:style-name="P6"><text:span text:style-name="T3">- DEVICES</text:span></text:p>
            <text:p text:style-name="P6"><text:span text:style-name="T3">- oradio_log: oradio_logg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9.5cm" svg:height="1.781cm" svg:x="6.45cm" svg:y="10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 read_byte(self, device: int, register: int)</text:span></text:p>
            <text:p text:style-name="P6"><text:span text:style-name="T3">+ write_byte(self, device: int, register: int, value: int)</text:span></text:p>
            <text:p text:style-name="P6"><text:span text:style-name="T3">+ read_block(self, device: int, register: int, length: int)</text:span></text:p>
            <text:p text:style-name="P6"><text:span text:style-name="T3">+ write_block(self, device: int, register: int, data: list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" draw:text-style-name="P8" draw:layer="layout" svg:width="19cm" svg:height="15.75cm" svg:x="1cm" svg:y="2.25cm">
          <draw:glue-point draw:id="4" svg:x="-3.947cm" svg:y="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 xml:id="id4" draw:id="id4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8" draw:text-style-name="P10" draw:layer="layout" svg:width="9.5cm" svg:height="1.153cm" svg:x="1.25cm" svg:y="19.146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9"><text:span text:style-name="T2">«library»</text:span></text:p>
            <text:p text:style-name="P9"><text:span text:style-name="T2">SMBu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2" draw:layer="layout" svg:width="9.5cm" svg:height="2.101cm" svg:x="1.25cm" svg:y="20.299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1"><text:span text:style-name="T2">+ read_byte_data(dev, register)</text:span></text:p>
            <text:p text:style-name="P11"><text:span text:style-name="T2">+ write_byte_data(dev, register,value)</text:span></text:p>
            <text:p text:style-name="P11"><text:span text:style-name="T2">+ read_i2c_block_data(device, register, length)</text:span></text:p>
            <text:p text:style-name="P11"><text:span text:style-name="T2">+ write_i2c_block_data(device, register, data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5" draw:id="id5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custom-shape draw:style-name="gr10" draw:text-style-name="P5" draw:layer="layout" svg:width="6.25cm" svg:height="1.153cm" svg:x="12.75cm" svg:y="19.0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&lt;&lt;utility&gt;&gt;</text:span></text:p>
            <text:p text:style-name="P4"><text:span text:style-name="T2">Loc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6.25cm" svg:height="0.794cm" svg:x="12.75cm" svg:y="20.203cm">
            <text:p text:style-name="P6"><text:span text:style-name="T3">Threading.Loc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6.25cm" svg:height="1.387cm" svg:x="12.75cm" svg:y="20.99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 acquire()</text:span></text:p>
            <text:p text:style-name="P6"><text:span text:style-name="T3">+ release()</text:span></text:p>
            <text:p text:style-name="P6"><text:span text:style-name="T3">+ locked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3" draw:id="id3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13" draw:text-style-name="P10" draw:layer="layout" svg:width="9cm" svg:height="1.153cm" svg:x="1.5cm" svg:y="13.45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9"><text:span text:style-name="T2">«constants»</text:span></text:p>
            <text:p text:style-name="P9"><text:span text:style-name="T2">DEVI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7" draw:layer="layout" svg:width="9cm" svg:height="1.781cm" svg:x="1.5cm" svg:y="14.60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6"><text:span text:style-name="T3">0x4D: {"name": "MCP3021 - A/D Converter"},</text:span></text:p>
            <text:p text:style-name="P6"><text:span text:style-name="T3">0x29: {"name": "TSL2591 - Ambient Light Sensor"},</text:span></text:p>
            <text:p text:style-name="P6"><text:span text:style-name="T3">0x60: {"name": "MCP4725 - D/A Converter"},</text:span></text:p>
            <text:p text:style-name="P6"><text:span text:style-name="T3">0x08: {"name": "HUSB238 - USB-C Power Controller"}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5" draw:text-style-name="P13" draw:layer="layout" svg:x1="6.501cm" svg:y1="8.446cm" svg:x2="3.3cm" svg:y2="13.45cm" draw:start-shape="id2" draw:start-glue-point="27" draw:end-shape="id3" draw:end-glue-point="10" svg:d="M6501 8446h-3201v5004" svg:viewBox="0 0 3202 5005">
          <text:p/>
        </draw:connector>
        <draw:connector draw:style-name="gr16" draw:text-style-name="P13" draw:layer="layout" draw:line-skew="1.773cm 1.715cm" svg:x1="15.899cm" svg:y1="8.598cm" svg:x2="6.95cm" svg:y2="19.146cm" draw:start-shape="id2" draw:start-glue-point="25" draw:end-shape="id4" draw:end-glue-point="12" svg:d="M15899 8598h2351v8580h-11300v1968" svg:viewBox="0 0 11301 10549">
          <text:p/>
        </draw:connector>
        <draw:connector draw:style-name="gr17" draw:text-style-name="P13" draw:layer="layout" svg:x1="15.899cm" svg:y1="7.961cm" svg:x2="18.653cm" svg:y2="19.051cm" draw:start-shape="id2" draw:start-glue-point="24" draw:end-shape="id5" draw:end-glue-point="15" svg:d="M15899 7961h2754v11090" svg:viewBox="0 0 2755 11091">
          <text:p/>
        </draw:connector>
        <draw:g draw:style-name="gr1" xml:id="id6" draw:id="id6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custom-shape draw:style-name="gr18" draw:text-style-name="P5" draw:layer="layout" svg:width="6.25cm" svg:height="0.679cm" svg:x="1.75cm" svg:y="3.54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Singlet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draw:layer="layout" svg:width="6.25cm" svg:height="0.794cm" svg:x="1.75cm" svg:y="4.219cm">
            <text:p text:style-name="P6"><text:span text:style-name="T3">- singleton: Singlet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7" draw:layer="layout" svg:width="6.25cm" svg:height="1.387cm" svg:x="1.75cm" svg:y="5.01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- Singleton()</text:span></text:p>
            <text:p text:style-name="P6"><text:span text:style-name="T3">+ getInstance(): Singleton</text:span></text:p>
            <text:p text:style-name="P6"><text:span text:style-name="T3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1" draw:text-style-name="P13" draw:layer="layout" svg:x1="7.999cm" svg:y1="5.856cm" svg:x2="13.311cm" svg:y2="7.024cm" draw:start-shape="id6" draw:start-glue-point="12" draw:end-shape="id2" draw:end-glue-point="14" svg:d="M7999 5856h5312v1168" svg:viewBox="0 0 5313 1169">
          <text:p/>
        </draw:connector>
        <draw:g draw:style-name="gr1" xml:id="id7" draw:id="id7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22" draw:text-style-name="P10" draw:layer="layout" svg:width="6.048cm" svg:height="1.153cm" svg:x="11.3cm" svg:y="13.418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9"><text:span text:style-name="T2">«utility»</text:span></text:p>
            <text:p text:style-name="P9"><text:span text:style-name="T2">oradio_logg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2" draw:layer="layout" svg:width="6.048cm" svg:height="0.679cm" svg:x="11.3cm" svg:y="14.571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1"><text:span text:style-name="T2">+ oradio_log(level, message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4" draw:text-style-name="P13" draw:layer="layout" draw:line-skew="0.773cm" svg:x1="15.95cm" svg:y1="9.402cm" svg:x2="14.928cm" svg:y2="13.418cm" draw:start-shape="id2" draw:start-glue-point="1" draw:end-shape="id7" draw:end-glue-point="12" svg:d="M15950 9402h1300v3197h-2322v819" svg:viewBox="0 0 2323 40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omponent" svg:viewBox="0 0 338 419" svg:d="M1 86c1-2 2-3 4-4 1-1 2-1 4-1h55v-72c0-2 0-3 1-4 1-2 2-3 4-4 1-1 2-1 4-1h256c2 0 3 0 5 1 1 1 2 2 3 4 1 1 1 2 1 4v400c0 2 0 3-1 5-1 1-2 2-3 3-2 1-3 1-5 1h-252c-1 1-3 1-4 1-2 0-3 0-4-1-2-1-3-2-4-3-1-2-1-3-1-5v-1-70h-55c-2 0-3 0-4-1-2-1-3-2-4-3-1-2-1-3-1-5v-80c0-2 0-3 1-4 1-2 2-3 4-4 1-1 2-1 4-1h55v-63h-51c-1 1-3 1-4 1-2 0-3 0-4-1-2-1-3-2-4-3-1-2-1-3-1-5v-1-79c0-2 0-3 1-4zM137 81c2 0 3 0 5 1 1 1 2 2 3 4 1 1 1 2 1 4v79 1c0 2 0 3-1 5-1 1-2 2-3 3-2 1-3 1-5 1-1 0-3 0-4-1h-51v63h55c2 0 3 0 5 1 1 1 2 2 3 4 1 1 1 2 1 4v80c0 2 0 3-1 5-1 1-2 2-3 3-2 1-3 1-5 1h-55v61h238v-382h-238v63zM18 99v61h55 55v-61zM128 321v-62h-110v62h55z"/>
    <draw:marker draw:name="Square_20_45_20_unfilled" draw:display-name="Square 45 unfilled" svg:viewBox="0 0 3000 3000" svg:d="M1500 3000l-1500-1500 1500-1500 1500 1500zM1500 2715l-1215-1215 1215-1215 1215 1215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08T15:08:38.433065600</meta:creation-date>
    <meta:editing-duration>PT4H54M41S</meta:editing-duration>
    <meta:editing-cycles>27</meta:editing-cycles>
    <meta:generator>LibreOffice/25.8.2.2$Windows_X86_64 LibreOffice_project/d401f2107ccab8f924a8e2df40f573aab7605b6f</meta:generator>
    <dc:date>2025-11-18T14:26:21.547428400</dc:date>
    <meta:print-date>2025-11-12T14:27:17.376547300</meta:print-date>
    <meta:printed-by>PDF files</meta:printed-by>
    <meta:document-statistic meta:object-count="30"/>
  </office:meta>
</office:document-meta>
</file>